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4.67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1cm"/>
    </style:style>
    <style:style style:name="co5" style:family="table-column">
      <style:table-column-properties fo:break-before="auto" style:column-width="4.306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1.363cm"/>
    </style:style>
    <style:style style:name="co9" style:family="table-column">
      <style:table-column-properties fo:break-before="auto" style:column-width="10.41cm"/>
    </style:style>
    <style:style style:name="co10" style:family="table-column">
      <style:table-column-properties fo:break-before="auto" style:column-width="2.78cm"/>
    </style:style>
    <style:style style:name="co11" style:family="table-column">
      <style:table-column-properties fo:break-before="auto" style:column-width="3.889cm"/>
    </style:style>
    <style:style style:name="co12" style:family="table-column">
      <style:table-column-properties fo:break-before="auto" style:column-width="1.836cm"/>
    </style:style>
    <style:style style:name="co13" style:family="table-column">
      <style:table-column-properties fo:break-before="auto" style:column-width="8.774cm"/>
    </style:style>
    <style:style style:name="co14" style:family="table-column">
      <style:table-column-properties fo:break-before="auto" style:column-width="1.446cm"/>
    </style:style>
    <style:style style:name="co15" style:family="table-column">
      <style:table-column-properties fo:break-before="auto" style:column-width="6.498cm"/>
    </style:style>
    <style:style style:name="co16" style:family="table-column">
      <style:table-column-properties fo:break-before="auto" style:column-width="13.185cm"/>
    </style:style>
    <style:style style:name="co17" style:family="table-column">
      <style:table-column-properties fo:break-before="auto" style:column-width="16.849cm"/>
    </style:style>
    <style:style style:name="co18" style:family="table-column">
      <style:table-column-properties fo:break-before="auto" style:column-width="3.223cm"/>
    </style:style>
    <style:style style:name="co19" style:family="table-column">
      <style:table-column-properties fo:break-before="auto" style:column-width="13.6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000000"/>
    </style:style>
  </office:automatic-styles>
  <office:body>
    <office:spreadsheet>
      <table:table table:name="Home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3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Mr Brompton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ogo Mr B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Brompton Review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[img] 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inked image to Another Blog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2">
          <table:table-cell office:value-type="string">
            <text:p>[img] Dad</text:p>
          </table:table-cell>
          <table:table-cell office:value-type="string">
            <text:p><text:a xlink:href="https://www.youtube.com/watch?v=NGdYGqQFG0Y">https://www.youtube.com/watch?v=NGdYGqQFG0Y</text:a></text:p>
          </table:table-cell>
          <table:table-cell office:value-type="string">
            <text:p>Not Working</text:p>
          </table:table-cell>
          <table:table-cell office:value-type="string">
            <text:p>Out</text:p>
          </table:table-cell>
          <table:table-cell office:value-type="string">
            <text:p>Linked image to Dads Memorial Video -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's Video</text:p>
          </table:table-cell>
          <table:table-cell office:value-type="string">
            <text:p>https://www.youtube.com/watch?v=NGdYGqQFG0Y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Dad's Memorial Video –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ver Image</text:p>
          </table:table-cell>
          <table:table-cell table:style-name="ce3" office:value-type="string">
            <text:p>https://pixabay.com/p-769737/?no_redirect 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Cover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Another Blog Blog Image</text:p>
          </table:table-cell>
          <table:table-cell table:style-name="ce3" office:value-type="string">
            <text:p>https://pixabay.com/p-428954/?no_redirect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Another Blog blog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 Image</text:p>
          </table:table-cell>
          <table:table-cell office:value-type="string">
            <text:p>https://mr-brompton.github.io/index.html</text:p>
          </table:table-cell>
          <table:table-cell table:number-columns-repeated="2"/>
          <table:table-cell office:value-type="string">
            <text:p>Dad's Image Link</text:p>
          </table:table-cell>
          <table:table-cell table:style-name="ce4" office:value-type="string">
            <text:p>New</text:p>
          </table:table-cell>
        </table:table-row>
      </table:table>
      <table:table table:name="Templates - Post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Next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Next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Previous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Pre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Blog Main Image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blogMainImag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logs 1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Button*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logs 2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Button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</table:table>
      <table:table table:name="Templates - BlogCats" table:style-name="ta1" table:print="false"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ce5"/>
        <table:table-column table:style-name="co14" table:default-cell-style-name="ce5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Start at The Beginning</text:p>
          </table:table-cell>
          <table:table-cell office:value-type="string">
            <text:p>...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Start at the Beginning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Post 1 Image</text:p>
          </table:table-cell>
          <table:table-cell office:value-type="string">
            <text:p>#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Post1Image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Post 2 Image</text:p>
          </table:table-cell>
          <table:table-cell office:value-type="string">
            <text:p>#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Post2Image*"</text:p>
          </table:table-cell>
          <table:table-cell table:style-name="Default" office:value-type="string">
            <text:p>Defaul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</table:table>
      <table:table table:name="blogCats - B_Review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7" table:default-cell-style-name="ce5"/>
        <table:table-column table:style-name="co10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Most Recent</text:p>
          </table:table-cell>
          <table:table-cell office:value-type="string">
            <text:p>https://mr-brompton.github.io/blogCats/B_Reviews/anotherBlogBlogReviews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Most Recent Review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Another Blog Blog Reviews Image Link</text:p>
          </table:table-cell>
          <table:table-cell office:value-type="string">
            <text:p>https://mr-brompton.github.io/blogCats/B_Reviews/anotherBlogBlogReviews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Lenovo 100s review, Huawei 3g Modem review, EE Connection review and OpenOffice Review from Another Blog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Read Another Blog Blog Reviews </text:p>
          </table:table-cell>
          <table:table-cell office:value-type="string">
            <text:p>https://mr-brompton.github.io/blogCats/B_Reviews/anotherBlogBlogReviews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Lenovo 100s, Huawei 3g Modem, EE Connection and OpenOffice Reviews from Another Blog Blog"</text:p>
          </table:table-cell>
          <table:table-cell office:value-type="string">
            <text:p>Default</text:p>
          </table:table-cell>
        </table:table-row>
        <table:table-row table:style-name="ro1" table:number-rows-repeated="2">
          <table:table-cell table:number-columns-repeated="5"/>
          <table:table-cell table:style-name="ce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2"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Cover Image Link to KevinKing"</text:p>
          </table:table-cell>
          <table:table-cell office:value-type="string">
            <text:p>target="_blank"</text:p>
          </table:table-cell>
        </table:table-row>
      </table:table>
      <table:table table:name="Contact" table:style-name="ta1" table:print="false">
        <table:table-column table:style-name="co18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ce5"/>
        <table:table-column table:style-name="co10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Pixabay 955169</text:p>
          </table:table-cell>
          <table:table-cell office:value-type="string">
            <text:p>https://pixabay.com/en/sea-beach-message-in-a-bottle-1514249/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Messag in a bottle Image Source"</text:p>
          </table:table-cell>
          <table:table-cell office:value-type="string">
            <text:p>target="_blank"</text:p>
          </table:table-cell>
        </table:table-row>
      </table:table>
      <table:table table:name="Templates - Contact" table:style-name="ta1" table:print="false">
        <table:table-column table:style-name="co18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Pixabay 955169</text:p>
          </table:table-cell>
          <table:table-cell office:value-type="string">
            <text:p>https://pixabay.com/en/sea-beach-message-in-a-bottle-1514249/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Messag in a bottle Image Source"</text:p>
          </table:table-cell>
          <table:table-cell office:value-type="string">
            <text:p>target="_blank"</text:p>
          </table:table-cell>
        </table:table-row>
      </table:table>
      <table:table table:name="Another Blog Blog Reviews" table:style-name="ta1" table:print="false">
        <table:table-column table:style-name="co15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7" table:default-cell-style-name="ce5"/>
        <table:table-column table:style-name="co10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5"/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5"/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5"/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5"/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5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Open Office</text:p>
          </table:table-cell>
          <table:table-cell office:value-type="string">
            <text:p>http://www.openoffice.org/download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Open Office</text:p>
          </table:table-cell>
          <table:table-cell office:value-type="string">
            <text:p>target="_blank"</text:p>
          </table:table-cell>
        </table:table-row>
        <table:table-row table:style-name="ro1">
          <table:table-cell office:value-type="string">
            <text:p>Lenovo 100s</text:p>
          </table:table-cell>
          <table:table-cell office:value-type="string">
            <text:p>http://www.argos.co.uk/product/5155709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Lenovo 100s at Argos"</text:p>
          </table:table-cell>
          <table:table-cell office:value-type="string">
            <text:p>target="_blank"</text:p>
          </table:table-cell>
        </table:table-row>
        <table:table-row table:style-name="ro1">
          <table:table-cell office:value-type="string">
            <text:p>wordpress</text:p>
          </table:table-cell>
          <table:table-cell office:value-type="string">
            <text:p>https://bromptonsite.wordpress.com/2016/11/14/abb-reviews-inroduction/#more-122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Another Blog Blog Reviews on Wordpress"</text:p>
          </table:table-cell>
          <table:table-cell office:value-type="string">
            <text:p>target="_blank"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B Reviews"</text:p>
          </table:table-cell>
          <table:table-cell table:style-name="ce5"/>
        </table:table-row>
        <table:table-row table:style-name="ro1">
          <table:table-cell office:value-type="string">
            <text:p>[img] 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linked image to Another Blog Blog"</text:p>
          </table:table-cell>
          <table:table-cell/>
        </table:table-row>
        <table:table-row table:style-name="ro1">
          <table:table-cell office:value-type="string">
            <text:p>Read 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Another Blog blog – Learn How to Blog"</text:p>
          </table:table-cell>
          <table:table-cell/>
        </table:table-row>
        <table:table-row table:style-name="ro2">
          <table:table-cell office:value-type="string">
            <text:p>[img] Dad</text:p>
          </table:table-cell>
          <table:table-cell office:value-type="string">
            <text:p><text:a xlink:href="https://www.youtube.com/watch?v=NGdYGqQFG0Y">https://www.youtube.com/watch?v=NGdYGqQFG0Y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Linked image to Dads Memorial Video - Micheal Brompton"</text:p>
          </table:table-cell>
          <table:table-cell office:value-type="string">
            <text:p>target="_blank"</text:p>
          </table:table-cell>
        </table:table-row>
        <table:table-row table:style-name="ro1">
          <table:table-cell office:value-type="string">
            <text:p>Dad's Video</text:p>
          </table:table-cell>
          <table:table-cell office:value-type="string">
            <text:p>https://www.youtube.com/watch?v=NGdYGqQFG0Y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alt="Dad's Memorial Video – Micheal Brompton”</text:p>
          </table:table-cell>
          <table:table-cell office:value-type="string">
            <text:p>target="_blank"</text:p>
          </table:table-cell>
        </table:table-row>
        <table:table-row table:style-name="ro1" table:number-rows-repeated="4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2">
          <table:table-cell office:value-type="string">
            <text:p>Me</text:p>
          </table:table-cell>
          <table:table-cell office:value-type="string">
            <text:p><text:a xlink:href="https://mr-brompton.github.io/index.html">https://mr-brompton.github.io/index.html</text:a>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table:style-name="Default" office:value-type="string">
            <text:p>alt="Cover Image Link to KevinKing"</text:p>
          </table:table-cell>
          <table:table-cell office:value-type="string">
            <text:p>Defaul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18:1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7M9S</meta:editing-duration>
    <meta:editing-cycles>25</meta:editing-cycles>
    <meta:generator>OpenOffice/4.1.2$Win32 OpenOffice.org_project/412m3$Build-9782</meta:generator>
    <dc:date>2016-12-12T18:19:51.38</dc:date>
    <dc:creator>Matt </dc:creator>
    <meta:document-statistic meta:table-count="7" meta:cell-count="582" meta:object-count="0"/>
    <meta:user-defined meta:name="Info 1"/>
    <meta:user-defined meta:name="Info 2"/>
    <meta:user-defined meta:name="Info 3"/>
    <meta:user-defined meta:name="Info 4"/>
  </office:meta>
</office:document-meta>
</file>